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REMOVEBACKUP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RemoveBackup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B2" office:value-type="string">
            <text:p text:style-name="P11">xml</text:p>
          </table:table-cell>
          <table:table-cell table:style-name="Table3.C2" office:value-type="string">
            <text:p text:style-name="P12">&lt;removebackup&gt;</text:p>
            <text:p text:style-name="P12"><text:tab/>&lt;entry date="2006-02-05T12:22:56" &gt;proyecto1&lt;/entry&gt;</text:p>
            <text:p text:style-name="P12">&lt;/removebackup&gt;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Se espera que la función <text:span text:style-name="T1">entries</text:span> retorne una hash, en la que, usando la clave “proyecto1”, debe retornar la fecha: <text:s/><text:span text:style-name="T2">2006-02-05T12:22:56</text:span></text:p>
      <text:p text:style-name="Standard"/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7:54:50</dc:date>
    <dc:language>es-CO</dc:language>
    <meta:editing-cycles>95</meta:editing-cycles>
    <meta:editing-duration>PT48M29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9" meta:word-count="78" meta:character-count="557"/>
  </office:meta>
</office:document-meta>
</file>